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style:style style:name="T1" style:family="text">
      <style:text-properties loext:padding="0.049cm" loext:border="0.06pt solid #d9d9e3"/>
    </style:style>
    <style:style style:name="T2" style:family="text">
      <style:text-properties officeooo:rsid="001a3a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ítulo: "IA em Excesso: Desafios Ocultos da Inteligência Artificial"</text:span></text:span></text:p>
      <text:p text:style-name="P1"><text:span text:style-name="Strong_20_Emphasis"><text:span text:style-name="T1">Capítulo 1: Introdução</text:span></text:span> Adentramos o universo em constante evolução da Inteligência Artificial (IA), onde o casamento entre avanço tecnológico e dilemas sociais desafia nossa compreensão. Neste ebook, propomos uma análise aprofundada sobre os efeitos adversos do uso exacerbado de IA, incitando uma reflexão crítica sobre as complexas interações dessa tecnologia com nossas vidas cotidianas.</text:p>
      <text:p text:style-name="P1"><text:span text:style-name="Strong_20_Emphasis"><text:span text:style-name="T1">Capítulo 2: Um Intruso na Privacidade</text:span></text:span> No vasto cenário digital, a privacidade tornou-se uma entidade fugidia. Os algoritmos de IA, ávidos por dados, transformam cada clique e passo online em informações valiosas. Empresas tecnológicas, ao rastrearem localizações e monitorarem atividades, criam perfis detalhados dos usuários, ampliando as preocupações acerca da privacidade e do controle sobre nossas informações pessoais.</text:p>
      <text:p text:style-name="P1"><text:span text:style-name="Strong_20_Emphasis"><text:span text:style-name="T1">Capítulo 3: Viés e Discriminação na Codificação</text:span></text:span> A promessa da imparcialidade na IA se desfaz quando confrontada com a realidade dos algoritmos. O aprendizado desses sistemas baseia-se em dados históricos, refletindo preconceitos sociais. Como resultado, sistemas de reconhecimento facial, por exemplo, demonstram inclinações a erros maiores em relação a grupos étnicos minoritários, destacando a urgência de abordar e mitigar esses viéses.</text:p>
      <text:p text:style-name="P1"><text:span text:style-name="Strong_20_Emphasis"><text:span text:style-name="T1">Capítulo 4: A Dança com o Desemprego</text:span></text:span> A automação impulsionada pela IA reconfigura não apenas processos industriais, mas o próprio tecido do mercado de trabalho. Setores tradicionais, como o de transporte, veem-se diante de mudanças sísmicas com a chegada de veículos autônomos. Este capítulo explora não apenas o desemprego tecnológico iminente, mas também os desafios de requalificação profissional em face dessas transformações.</text:p>
      <text:p text:style-name="P1"><text:span text:style-name="Strong_20_Emphasis"><text:span text:style-name="T1">Capítulo 5: Vulnerabilidade à Tecnologia</text:span></text:span> Confiança cega em sistemas automatizados revela-se como um ponto frágil na sociedade moderna. Incidentes de ataques cibernéticos a infraestruturas críticas, como redes elétricas e sistemas de saúde, ilustram vividamente os riscos de depender inteiramente de tecnologias automatizadas, destacando a necessidade urgente de estratégias robustas de segurança.</text:p>
      <text:p text:style-name="P1"><text:span text:style-name="Strong_20_Emphasis"><text:span text:style-name="T1">Capítulo 6: Ética em Jogo</text:span></text:span> À medida que a IA assume papéis mais autônomos, questões éticas ganham proeminência. A decisão ética de um carro autônomo em situações críticas é apenas um exemplo das encruzilhadas morais que enfrentamos. Este capítulo mergulha nas nuances éticas de conceder às máquinas a capacidade de tomar decisões autônomas que afetam diretamente vidas humanas.</text:p>
      <text:p text:style-name="P1"><text:span text:style-name="Strong_20_Emphasis"><text:span text:style-name="T1">Capítulo 7: Propondo Soluções</text:span></text:span> Diante desses desafios complexos, exploramos soluções e estratégias para atenuar os impactos negativos do uso desenfreado de IA. Regulamentações, diretrizes éticas na concepção e implementação de algoritmos, e uma maior transparência nos processos são propostas para guiar o desenvolvimento futuro da IA de maneira mais equitativa e responsável.</text:p>
      <text:p text:style-name="P1"><text:span text:style-name="Strong_20_Emphasis"><text:span text:style-name="T1">Capítulo 8: Conclusão</text:span></text:span> Ao encerrar este ebook, reforçamos a importância de equilibrar os benefícios da IA com uma abordagem consciente e ética. Convidamos todos a participarem ativamente na busca por soluções que promovam um futuro onde a inteligência artificial seja uma aliada construtiva, enraizada em valores humanos, ao invés de uma ameaça à nossa sociedade.</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8T13:53:29.436000000</meta:creation-date>
    <dc:date>2023-12-18T13:53:46.723000000</dc:date>
    <meta:editing-duration>PT18S</meta:editing-duration>
    <meta:editing-cycles>1</meta:editing-cycles>
    <meta:document-statistic meta:table-count="0" meta:image-count="0" meta:object-count="0" meta:page-count="2" meta:paragraph-count="9" meta:word-count="460" meta:character-count="3259" meta:non-whitespace-character-count="2808"/>
    <meta:generator>LibreOffice/7.5.8.2$Windows_X86_64 LibreOffice_project/f718d63693263970429a68f568db6046aaa9df01</meta:generator>
  </office:meta>
</office:document-meta>
</file>